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paragraph-rsid="0006c787"/>
    </style:style>
    <style:style style:name="P4" style:family="paragraph" style:parent-style-name="List_20_Paragraph" style:list-style-name="WWNum1">
      <style:text-properties officeooo:paragraph-rsid="00078aa6"/>
    </style:style>
    <style:style style:name="P5" style:family="paragraph" style:parent-style-name="List_20_Paragraph">
      <style:text-properties fo:font-size="14pt" officeooo:paragraph-rsid="00078aa6" style:font-size-asian="14pt" style:font-size-complex="14pt"/>
    </style:style>
    <style:style style:name="P6" style:family="paragraph" style:parent-style-name="List_20_Paragraph" style:list-style-name="WWNum2">
      <style:text-properties officeooo:paragraph-rsid="00078aa6"/>
    </style:style>
    <style:style style:name="P7" style:family="paragraph" style:parent-style-name="Standard">
      <style:paragraph-properties fo:text-align="end" style:justify-single-word="false"/>
      <style:text-properties officeooo:rsid="0006c787" officeooo:paragraph-rsid="0006c787"/>
    </style:style>
    <style:style style:name="P8" style:family="paragraph" style:parent-style-name="Standard">
      <style:paragraph-properties fo:text-align="end" style:justify-single-word="false"/>
      <style:text-properties fo:font-size="44pt" fo:font-weight="bold" officeooo:rsid="0006c787" officeooo:paragraph-rsid="0006c787" style:font-size-asian="44pt" style:font-weight-asian="bold" style:font-size-complex="4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6pt" fo:font-weight="bold" officeooo:rsid="0006c787" officeooo:paragraph-rsid="0006c787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officeooo:rsid="0006c787" officeooo:paragraph-rsid="0006c787" style:font-size-asian="54pt" style:font-weight-asian="bold" style:font-size-complex="54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font-weight="bold" officeooo:rsid="0006c787" officeooo:paragraph-rsid="0006c787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6pt" fo:font-weight="bold" officeooo:rsid="000761fb" officeooo:paragraph-rsid="000761fb" style:font-size-asian="14pt" style:font-weight-asian="bold" style:font-size-complex="16pt" style:font-weight-complex="bold"/>
    </style:style>
    <style:style style:name="P13" style:family="paragraph" style:parent-style-name="Standard">
      <style:text-properties officeooo:paragraph-rsid="00078aa6"/>
    </style:style>
    <style:style style:name="P14" style:family="paragraph" style:parent-style-name="Standard">
      <style:paragraph-properties fo:text-indent="1.249cm" style:auto-text-indent="false"/>
      <style:text-properties officeooo:paragraph-rsid="00078aa6"/>
    </style:style>
    <style:style style:name="P15" style:family="paragraph" style:parent-style-name="Standard">
      <style:paragraph-properties fo:text-indent="0.635cm" style:auto-text-indent="false"/>
      <style:text-properties officeooo:paragraph-rsid="00078aa6"/>
    </style:style>
    <style:style style:name="P16" style:family="paragraph" style:parent-style-name="Standard">
      <style:text-properties fo:font-size="14pt" officeooo:paragraph-rsid="00078aa6" style:font-size-asian="14pt" style:font-size-complex="14pt"/>
    </style:style>
    <style:style style:name="P17" style:family="paragraph" style:parent-style-name="Standard">
      <style:paragraph-properties fo:margin-left="0.635cm" fo:text-align="justify" style:justify-single-word="false"/>
      <style:text-properties officeooo:paragraph-rsid="00078aa6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06c787"/>
    </style:style>
    <style:style style:name="P20" style:family="paragraph" style:parent-style-name="Text_20_body">
      <style:paragraph-properties fo:text-align="center" style:justify-single-word="false"/>
      <style:text-properties officeooo:rsid="0006c787" officeooo:paragraph-rsid="0006c787"/>
    </style:style>
    <style:style style:name="P21" style:family="paragraph" style:parent-style-name="Text_20_body">
      <style:paragraph-properties fo:text-align="center" style:justify-single-word="false"/>
      <style:text-properties officeooo:rsid="00078aa6" officeooo:paragraph-rsid="00078aa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78aa6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lsztyn, 28.05.2025</text:p>
      <text:p text:style-name="P7"/>
      <text:p text:style-name="P8"/>
      <text:p text:style-name="P8"/>
      <text:p text:style-name="P8"/>
      <text:p text:style-name="P10">Projekt</text:p>
      <text:p text:style-name="P9">Firma bukmacherska i gier losowych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Jakub Sierocki</text:p>
      <text:p text:style-name="P12">Gabriel Ostrowski</text:p>
      <text:p text:style-name="P11"><text:soft-page-break/></text:p>
      <text:p text:style-name="P9">Streszczeni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Title">Spis treści</text:p>
      <text:h text:style-name="P2" text:outline-level="1"/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17_1102386012" text:style-name="Index_20_Link" text:visited-style-name="Index_20_Link">1. Analiza modelu biznesowego<text:tab/>4</text:a></text:p>
          <text:p text:style-name="P1"><text:a xlink:type="simple" xlink:href="#__RefHeading___Toc19_1102386012" text:style-name="Index_20_Link" text:visited-style-name="Index_20_Link">2. Analiza funkcjonalna SI<text:tab/>5</text:a></text:p>
          <text:p text:style-name="P1"><text:a xlink:type="simple" xlink:href="#__RefHeading___Toc21_1102386012" text:style-name="Index_20_Link" text:visited-style-name="Index_20_Link">3. Modele analityczne<text:tab/>6</text:a></text:p>
          <text:p text:style-name="P1"><text:a xlink:type="simple" xlink:href="#__RefHeading___Toc23_1102386012" text:style-name="Index_20_Link" text:visited-style-name="Index_20_Link">4. Diagramy klas i obiektów<text:tab/>7</text:a></text:p>
          <text:p text:style-name="P1"><text:a xlink:type="simple" xlink:href="#__RefHeading___Toc25_1102386012" text:style-name="Index_20_Link" text:visited-style-name="Index_20_Link">5. Model bazy danych<text:tab/>8</text:a></text:p>
          <text:p text:style-name="P1"><text:a xlink:type="simple" xlink:href="#__RefHeading___Toc27_1102386012" text:style-name="Index_20_Link" text:visited-style-name="Index_20_Link"><text:tab/>8</text:a></text:p>
          <text:p text:style-name="P1"><text:a xlink:type="simple" xlink:href="#__RefHeading___Toc29_1102386012" text:style-name="Index_20_Link" text:visited-style-name="Index_20_Link">6. Prototyp UI<text:tab/>9</text:a></text:p>
        </text:index-body>
      </text:table-of-content>
      <text:p text:style-name="P18"/>
      <text:h text:style-name="P2" text:outline-level="1" text:is-list-header="true"/>
      <text:p text:style-name="P21">\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" text:outline-level="1"><text:bookmark-start text:name="__RefHeading___Toc17_1102386012"/><text:soft-page-break/>1. Analiza modelu biznesowego<text:bookmark-end text:name="__RefHeading___Toc17_1102386012"/></text:h>
      <text:h text:style-name="P2" text:outline-level="1"/>
      <text:h text:style-name="Heading_20_3" text:outline-level="3"><text:span text:style-name="T4">1.1 </text:span><text:span text:style-name="T3">Przedstawienie organizacji</text:span><text:span text:style-name="T5"> „All/In”</text:span></text:h>
      <text:p text:style-name="P14" loext:marker-style-name="T1"><text:span text:style-name="T1">Firma "</text:span><text:span text:style-name="T2">All/In</text:span><text:span text:style-name="T1">" zajmuje się organizowaniem legalnych zakładów bukmacherskich oraz przeprowadzaniem gier losowych. </text:span></text:p>
      <text:p text:style-name="P13" loext:marker-style-name="T1"><text:span text:style-name="T1">Klientom oferowana jest możliwość obstawiania wyników wydarzeń z różnych dziedzin, zarówno sportów tradycyjnych, e-sportu, oraz innych zdarzeń niezwiązanych ze sportem. </text:span></text:p>
      <text:p text:style-name="P13" loext:marker-style-name="T1"><text:span text:style-name="T1">Siedziba firmy znajduje się w Warszawie, firma operuje głównie online, ale posiada również dostępne punkty stacjonarne w większych miastach.</text:span></text:p>
      <text:p text:style-name="P13" loext:marker-style-name="T1"><text:span text:style-name="T1">Przykładowymi dziedzinami sportowymi, którymi zajmuje się zakład są: piłka nożna, koszykówka, siatkówka, wyścigi konne, walki MMA oraz liczne turnieje e-sportowe w takich grach jak Counter-Strike 2,Dota 2 i League of Legends.</text:span></text:p>
      <text:p text:style-name="P13" loext:marker-style-name="T1"><text:span text:style-name="T1">Oferowana jest również możliwość obstawiania wydarzeń nie związanych ze sportem, na przykład wyników wyborów.</text:span></text:p>
      <text:p text:style-name="P13" loext:marker-style-name="T1"><text:span text:style-name="T1">Firma przeprowadza również gry losowe, w których może brać udział klient: poker, blackjack, ruletka, automaty z grami.</text:span></text:p>
      <text:p text:style-name="P13" loext:marker-style-name="T1"><text:span text:style-name="T1"/></text:p>
      <text:p text:style-name="P13" loext:marker-style-name="T1"><text:span text:style-name="T1"/></text:p>
      <text:h text:style-name="Heading_20_3" text:outline-level="3"><text:span text:style-name="T4">1.2 </text:span><text:span text:style-name="T3">Procesy Biznesowe</text:span></text:h>
      <text:p text:style-name="P13" loext:marker-style-name="T3"><text:span text:style-name="T3"/></text:p>
      <text:p text:style-name="P13" loext:marker-style-name="T3"><text:span text:style-name="T3">Obstawienie zakładu bukmacherskiego</text:span></text:p>
      <text:list text:style-name="WWNum1">
        <text:list-item>
          <text:p text:style-name="P4" loext:marker-style-name="T1"><text:span text:style-name="T1">Klient wybiera wydarzenie sportowe/e-sportowe spośród dostępnych w ofercie na podstawie:</text:span></text:p>
        </text:list-item>
      </text:list>
      <text:p text:style-name="P15" loext:marker-style-name="T1"><text:span text:style-name="T1">- oferty dostępnej na stronie internetowej zakładu bukmacherskiego.</text:span></text:p>
      <text:p text:style-name="P17" loext:marker-style-name="T1"><text:span text:style-name="T1">- oferty przedstawionej przez pracownika zakładu bukmacherskiego w <text:s text:c="12"/>jednostce stacjonarnej.</text:span></text:p>
      <text:p text:style-name="P5" loext:marker-style-name="T1"/>
      <text:list text:continue-numbering="true" text:style-name="WWNum1">
        <text:list-item>
          <text:p text:style-name="P4" loext:marker-style-name="T1"><text:span text:style-name="T1">Klient samodzielnie obstawia zakład poprzez stronę internetową bądź też z pomocą pracownika w jednostce stacjonarnej. Po wybraniu zakładu klient opłaca go poprzez płatność elektroniczną (PayPal, Blik, Karta kredytowa), bądź gotówką w jednostce stacjonarnej bukmachera.</text:span></text:p>
        </text:list-item>
      </text:list>
      <text:p text:style-name="P13" loext:marker-style-name="T3"><text:span text:style-name="T3">Obstawienie pieniędzy w grze losowej</text:span></text:p>
      <text:list text:continue-numbering="true" text:style-name="WWNum1">
        <text:list-item>
          <text:p text:style-name="P4" loext:marker-style-name="T1"><text:span text:style-name="T1">Klient przystępuje do jednej z dostępnych w ofercie gier losowych uiszczając przed rozpoczęciem rozgrywki wybraną przez siebie kwotę pieniężną, która nie jest niższa od kwoty minimalnej wejścia. Rozgrywki odbywają się zarówno stacjonarnie jak i przez internet. Przebiegiem rozgrywek zarządzają pracownicy zakładu bukmacherskiego.</text:span></text:p>
        </text:list-item>
      </text:list>
      <text:p text:style-name="P13" loext:marker-style-name="T3"><text:span text:style-name="T3"/></text:p>
      <text:p text:style-name="P13" loext:marker-style-name="T3"><text:soft-page-break/><text:span text:style-name="T3">Ustalanie ceny</text:span></text:p>
      <text:list text:continue-numbering="true" text:style-name="WWNum1">
        <text:list-item>
          <text:p text:style-name="P4" loext:marker-style-name="T1"><text:span text:style-name="T1">Kurs zakładów bukmacherskich jest ustalany na podstawie zakładów innych klientów (tzn. im więcej klientów obstawi wygraną A tym większy kurs będzie mieć zakład na wygraną B). </text:span></text:p>
        </text:list-item>
        <text:list-item>
          <text:p text:style-name="P4" loext:marker-style-name="T1"><text:span text:style-name="T1">Kwota minimalna gier losowych jest ustalana przez właściciela. Kwoty wejścia różnią się w zależności od wybranej gry losowej jak i stolika, w przypadku gier karcianych.</text:span></text:p>
        </text:list-item>
      </text:list>
      <text:p text:style-name="P13" loext:marker-style-name="T3"><text:span text:style-name="T3">Zawarcie umowy z klientem</text:span></text:p>
      <text:list text:style-name="WWNum2">
        <text:list-item>
          <text:p text:style-name="P6" loext:marker-style-name="T1"><text:span text:style-name="T1">W momencie opłacenia zakładu bądź rozgrywki Pracownik z upoważnienia Właściciela zawiera umowę z klientem regulującą zasady otrzymania wygranych pieniędzy. W przypadku zakładu bądź rozgrywki internetowej, Klient musi zapoznać się oraz potwierdzić umowę poprzez stronę internetową oraz potwierdzić swoją pełnoletność.</text:span></text:p>
        </text:list-item>
      </text:list>
      <text:p text:style-name="P13" loext:marker-style-name="T3"><text:span text:style-name="T3">Cel wytworzenia systemu informatycznego</text:span></text:p>
      <text:list text:continue-numbering="true" text:style-name="WWNum2">
        <text:list-item>
          <text:p text:style-name="P6" loext:marker-style-name="T1"><text:span text:style-name="T1"><text:s/>Umożliwienie obsługi zakładu bukmacherskiego w zakresie automatycznego ustalania kursów, obstawiania zakładów, obsługi gier losowych, sprawdzania wyników oraz wypłacania wygranej.</text:span></text:p>
        </text:list-item>
      </text:list>
      <text:p text:style-name="P16" loext:marker-style-name="T1"><text:span text:style-name="T1"/></text:p>
      <text:h text:style-name="Heading_20_3" text:outline-level="3"><text:span text:style-name="T4">1.3 </text:span><text:span text:style-name="T3">Aktorzy biznesowi</text:span></text:h>
      <text:p text:style-name="P13" loext:marker-style-name="T1"><text:span text:style-name="T2">Klient </text:span><text:span text:style-name="T1">= osoba, która bierze udział w grze losowej, bądź w zakładzie bukmacherskim zgodni z zawartą umową</text:span></text:p>
      <text:p text:style-name="P13" loext:marker-style-name="T1"><text:span text:style-name="T2">Pracownik</text:span><text:span text:style-name="T1"> = osoba, któja jest zatrudniona przez właściciela zajmująca się przebiegiem gier losowych oraz wprowadzaniem do systemu zakładów klientów w jednosce stacjonarnej.</text:span></text:p>
      <text:p text:style-name="P13" loext:marker-style-name="T1"><text:span text:style-name="T6">Właściciel</text:span> = osoba, do której należy firma All/In, która ustala ceny minimalne gier losowych</text:p>
      <text:h text:style-name="P2" text:outline-level="1" text:is-list-header="true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" text:outline-level="1"><text:bookmark-start text:name="__RefHeading___Toc19_1102386012"/><text:soft-page-break/>2. Analiza funkcjonalna SI<text:bookmark-end text:name="__RefHeading___Toc19_1102386012"/></text:h>
      <text:h text:style-name="P2" text:outline-level="1"/>
      <text:h text:style-name="P2" text:outline-level="1"/>
      <text:p text:style-name="P18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18"/>
      <text:h text:style-name="P2" text:outline-level="1"><text:bookmark-start text:name="__RefHeading___Toc21_1102386012"/><text:soft-page-break/>3. Modele analityczne<text:bookmark-end text:name="__RefHeading___Toc21_1102386012"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<text:bookmark-start text:name="__RefHeading___Toc23_1102386012"/><text:soft-page-break/>4. Diagramy klas i obiektów<text:bookmark-end text:name="__RefHeading___Toc23_1102386012"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18"/>
      <text:h text:style-name="P2" text:outline-level="1"><text:bookmark-start text:name="__RefHeading___Toc25_1102386012"/><text:soft-page-break/>5. Model bazy danych<text:bookmark-end text:name="__RefHeading___Toc25_1102386012"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18"/>
      <text:p text:style-name="P18"/>
      <text:p text:style-name="P18"/>
      <text:p text:style-name="P18"/>
      <text:h text:style-name="P2" text:outline-level="1"/>
      <text:h text:style-name="P2" text:outline-level="1"/>
      <text:h text:style-name="P3" text:outline-level="1"><text:bookmark-start text:name="__RefHeading___Toc27_1102386012"/><text:line-break/><text:line-break/><text:line-break/><text:line-break/><text:line-break/><text:line-break/><text:bookmark-end text:name="__RefHeading___Toc27_1102386012"/></text:h>
      <text:p text:style-name="P19"/>
      <text:h text:style-name="P2" text:outline-level="1"/>
      <text:p text:style-name="P20"/>
      <text:p text:style-name="P20"/>
      <text:p text:style-name="P20"/>
      <text:p text:style-name="P20"><text:soft-page-break/></text:p>
      <text:h text:style-name="P2" text:outline-level="1"/>
      <text:h text:style-name="P2" text:outline-level="1"><text:bookmark-start text:name="__RefHeading___Toc29_1102386012"/>6. Prototyp UI<text:bookmark-end text:name="__RefHeading___Toc29_110238601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3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3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3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5:34:57.114000000</meta:creation-date>
    <dc:date>2025-05-21T15:56:48.732000000</dc:date>
    <meta:editing-duration>PT21M50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0" meta:paragraph-count="48" meta:word-count="483" meta:character-count="3582" meta:non-whitespace-character-count="3130"/>
  </office:meta>
</office:document-meta>
</file>